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 style:master-page-name="Таблица">
      <style:table-properties style:width="26.702cm" style:page-number="auto" table:align="margins"/>
    </style:style>
    <style:style style:name="Таблица3.A" style:family="table-column">
      <style:table-column-properties style:column-width="9.042cm" style:rel-column-width="22191*"/>
    </style:style>
    <style:style style:name="Таблица3.B" style:family="table-column">
      <style:table-column-properties style:column-width="10.904cm" style:rel-column-width="26762*"/>
    </style:style>
    <style:style style:name="Таблица3.C" style:family="table-column">
      <style:table-column-properties style:column-width="6.756cm" style:rel-column-width="16582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26.702cm" table:align="margins"/>
    </style:style>
    <style:style style:name="Таблица1.A" style:family="table-column">
      <style:table-column-properties style:column-width="3.3cm" style:rel-column-width="8100*"/>
    </style:style>
    <style:style style:name="Таблица1.B" style:family="table-column">
      <style:table-column-properties style:column-width="1.169cm" style:rel-column-width="2869*"/>
    </style:style>
    <style:style style:name="Таблица1.C" style:family="table-column">
      <style:table-column-properties style:column-width="1.171cm" style:rel-column-width="2874*"/>
    </style:style>
    <style:style style:name="Таблица1.T" style:family="table-column">
      <style:table-column-properties style:column-width="1.171cm" style:rel-column-width="2876*"/>
    </style:style>
    <style:style style:name="Таблица1.U" style:family="table-column">
      <style:table-column-properties style:column-width="1.173cm" style:rel-column-width="2877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R1" style:family="table-cell">
      <style:table-cell-properties style:vertical-align="middle" fo:padding="0.097cm" fo:border="0.05pt solid #000000"/>
    </style:style>
    <style:style style:name="Таблица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T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815cm" style:rel-column-width="9362*"/>
    </style:style>
    <style:style style:name="Таблица2.G" style:family="table-column">
      <style:table-column-properties style:column-width="3.815cm" style:rel-column-width="9363*"/>
    </style:style>
    <style:style style:name="Таблица2.1" style:family="table-row">
      <style:table-row-properties style:min-row-height="0.5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2.G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fo:language="ru" fo:country="RU" style:font-size-asian="8pt" style:font-size-complex="8pt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style:font-size-asian="10pt" style:font-size-complex="10pt" style:text-rotation-angle="90" style:text-rotation-scale="line-height"/>
    </style:style>
    <style:style style:name="P14" style:family="paragraph" style:parent-style-name="Standard">
      <style:paragraph-properties fo:text-align="end" style:justify-single-word="fals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text-align="end" style:justify-single-word="false" style:text-autospace="non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ext_20_body">
      <style:text-properties style:font-name="Arial" fo:font-size="10pt" fo:language="ru" fo:country="RU" style:font-size-asian="10pt" style:font-size-complex="10pt"/>
    </style:style>
    <style:style style:name="P18" style:family="paragraph" style:parent-style-name="Text_20_body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1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2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officeooo:paragraph-rsid="00116ea4" style:font-size-asian="10pt" style:font-size-complex="10pt"/>
    </style:style>
    <style:style style:name="P23" style:family="paragraph" style:parent-style-name="Text_20_body" style:master-page-name="Без_20_колонтитулов">
      <style:paragraph-properties fo:text-align="end" style:justify-single-word="false" style:page-number="auto"/>
      <style:text-properties style:font-name="Arial" fo:font-size="10pt" fo:language="ru" fo:country="RU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ru" fo:country="RU" style:font-size-asian="10pt" style:font-size-complex="10pt"/>
    </style:style>
    <style:style style:name="T3" style:family="text">
      <style:text-properties style:font-name="Arial" fo:font-size="10pt" fo:language="en" fo:country="US" style:font-size-asian="10pt" style:font-size-complex="10pt"/>
    </style:style>
    <style:style style:name="T4" style:family="text">
      <style:text-properties style:font-name="Arial" fo:font-size="8pt" fo:language="ru" fo:country="RU" style:font-size-asian="8pt" style:font-size-complex="8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use-window-font-color="true" style:text-outline="false" style:text-line-through-style="none" style:font-name="Segoe UI" fo:font-size="9pt" fo:letter-spacing="normal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Segoe UI" style:font-size-complex="9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rotation-angle="90" style:text-rotation-scale="line-heigh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language="en" fo:country="US"/>
    </style:style>
    <style:style style:name="T11" style:family="text">
      <style:text-properties officeooo:rsid="00116ea4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102423072" text:id="ct102423072">
          <text:insertion>
            <office:change-info>
              <dc:creator>&lt;анонимный&gt;</dc:creator>
              <dc:date>2013-02-22T16:10:00</dc:date>
            </office:change-info>
          </text:insertion>
        </text:changed-region>
        <text:changed-region xml:id="ct102431200" text:id="ct102431200">
          <text:insertion>
            <office:change-info>
              <dc:creator>&lt;анонимный&gt;</dc:creator>
              <dc:date>2013-03-01T16:18:00</dc:date>
            </office:change-info>
          </text:insertion>
        </text:changed-region>
        <text:changed-region xml:id="ct94226656" text:id="ct94226656">
          <text:insertion>
            <office:change-info>
              <dc:creator>&lt;анонимный&gt;</dc:creator>
              <dc:date>2013-12-18T19:26:00</dc:date>
            </office:change-info>
          </text:insertion>
        </text:changed-region>
        <text:changed-region xml:id="ct80822000" text:id="ct80822000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94215856" text:id="ct94215856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80828000" text:id="ct80828000">
          <text:insertion>
            <office:change-info>
              <dc:creator>&lt;анонимный&gt;</dc:creator>
              <dc:date>2012-08-30T12:52:00</dc:date>
            </office:change-info>
          </text:insertion>
        </text:changed-region>
        <text:changed-region xml:id="ct102159888" text:id="ct102159888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80821616" text:id="ct80821616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80827664" text:id="ct80827664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94218464" text:id="ct94218464">
          <text:insertion>
            <office:change-info>
              <dc:creator>&lt;анонимный&gt;</dc:creator>
              <dc:date>2012-08-30T12:56:00</dc:date>
            </office:change-info>
          </text:insertion>
        </text:changed-region>
        <text:changed-region xml:id="ct80820256" text:id="ct80820256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80826976" text:id="ct80826976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80821328" text:id="ct80821328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91932944" text:id="ct91932944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80822736" text:id="ct80822736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94219056" text:id="ct94219056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91933664" text:id="ct91933664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80817296" text:id="ct80817296">
          <text:insertion>
            <office:change-info>
              <dc:creator>&lt;анонимный&gt;</dc:creator>
              <dc:date>2012-08-30T13:00:00</dc:date>
            </office:change-info>
          </text:insertion>
        </text:changed-region>
        <text:changed-region xml:id="ct94219248" text:id="ct94219248">
          <text:insertion>
            <office:change-info>
              <dc:creator>&lt;анонимный&gt;</dc:creator>
              <dc:date>2012-08-30T13:01:00</dc:date>
            </office:change-info>
          </text:insertion>
        </text:changed-region>
        <text:changed-region xml:id="ct80816976" text:id="ct80816976">
          <text:insertion>
            <office:change-info>
              <dc:creator>&lt;анонимный&gt;</dc:creator>
              <dc:date>2012-08-30T13:02:00</dc:date>
            </office:change-info>
          </text:insertion>
        </text:changed-region>
        <text:changed-region xml:id="ct80820736" text:id="ct80820736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91934288" text:id="ct91934288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80821072" text:id="ct80821072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102064672" text:id="ct102064672">
          <text:insertion>
            <office:change-info>
              <dc:creator>&lt;анонимный&gt;</dc:creator>
              <dc:date>2013-02-20T13:16:00</dc:date>
            </office:change-info>
          </text:insertion>
        </text:changed-region>
        <text:changed-region xml:id="ct80839696" text:id="ct80839696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102087552" text:id="ct102087552">
          <text:insertion>
            <office:change-info>
              <dc:creator>&lt;анонимный&gt;</dc:creator>
              <dc:date>2013-02-20T13:25:00</dc:date>
            </office:change-info>
          </text:insertion>
        </text:changed-region>
        <text:changed-region xml:id="ct102080688" text:id="ct102080688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80732480" text:id="ct80732480">
          <text:insertion>
            <office:change-info>
              <dc:creator>&lt;анонимный&gt;</dc:creator>
              <dc:date>2013-02-20T13:32:00</dc:date>
            </office:change-info>
          </text:insertion>
        </text:changed-region>
        <text:changed-region xml:id="ct102066016" text:id="ct102066016">
          <text:insertion>
            <office:change-info>
              <dc:creator>&lt;анонимный&gt;</dc:creator>
              <dc:date>2013-02-20T13:33:00</dc:date>
            </office:change-info>
          </text:insertion>
        </text:changed-region>
        <text:changed-region xml:id="ct102081072" text:id="ct102081072">
          <text:insertion>
            <office:change-info>
              <dc:creator>&lt;анонимный&gt;</dc:creator>
              <dc:date>2013-02-20T15:04:00</dc:date>
            </office:change-info>
          </text:insertion>
        </text:changed-region>
        <text:changed-region xml:id="ct102065296" text:id="ct102065296">
          <text:insertion>
            <office:change-info>
              <dc:creator>&lt;анонимный&gt;</dc:creator>
              <dc:date>2013-02-20T15:50:00</dc:date>
            </office:change-info>
          </text:insertion>
        </text:changed-region>
        <text:changed-region xml:id="ct102086192" text:id="ct102086192">
          <text:insertion>
            <office:change-info>
              <dc:creator>&lt;анонимный&gt;</dc:creator>
              <dc:date>2013-02-20T15:52:00</dc:date>
            </office:change-info>
          </text:insertion>
        </text:changed-region>
        <text:changed-region xml:id="ct102081616" text:id="ct102081616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94224384" text:id="ct94224384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102086992" text:id="ct102086992">
          <text:insertion>
            <office:change-info>
              <dc:creator>&lt;анонимный&gt;</dc:creator>
              <dc:date>2013-02-20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9">Министерство здравоохранения Российской Федерации</text:p>
            <text:p text:style-name="P20">ФГБУ «ФНКЦ ДГОИ им. Дмитрия Рогачева»</text:p>
            <text:p text:style-name="P5"/>
          </table:table-cell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6">Учетная документация</text:p>
            <text:p text:style-name="P6">Форма №007\у - 02</text:p>
            <text:p text:style-name="P6"/>
            <text:p text:style-name="P14">Утверждена приказом</text:p>
            <text:p text:style-name="P15">Минздравсоцразвития России</text:p>
            <text:p text:style-name="P15">от <text:span text:style-name="T9"> 30.12.2002 </text:span><text:span text:style-name="T8">г</text:span>. <text:s/>№<text:span text:style-name="T9"> 413 </text:span></text:p>
          </table:table-cell>
        </table:table-row>
      </table:table>
      <text:p text:style-name="Standard"/>
      <text:p text:style-name="P1"/>
      <text:p text:style-name="P3">Л И С Т О К</text:p>
      <text:p text:style-name="P8">ежедневного учета движения больных и коечного фонда стационара круглосуточного пребывания,</text:p>
      <text:p text:style-name="P8">дневного стационара при больничном учреждении</text:p>
      <text:p text:style-name="P12"> <text:change-start text:change-id="ct102423072"/>getData('department.name')<text:change-end text:change-id="ct102423072"/> </text:p>
      <text:p text:style-name="P16"><text:span text:style-name="T2">от  </text:span><text:change-start text:change-id="ct102431200"/><text:span text:style-name="T4">formatDate('rangeReportDateTime.</text:span><text:span text:style-name="T5">end</text:span><text:span text:style-name="T4">')</text:span><text:change-end text:change-id="ct102431200"/><text:span text:style-name="T2"> 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T"/>
        <table:table-column table:style-name="Таблица1.U"/>
        <table:table-row>
          <table:table-cell table:style-name="Таблица1.A1" table:number-rows-spanned="4" office:value-type="string">
            <text:p text:style-name="P3"/>
          </table:table-cell>
          <table:table-cell table:style-name="Таблица1.A1" table:number-rows-spanned="4" office:value-type="string">
            <text:p text:style-name="P11">Код</text:p>
          </table:table-cell>
          <table:table-cell table:style-name="Таблица1.A1" table:number-rows-spanned="4" office:value-type="string">
            <text:p text:style-name="P11">Фактически развернуто коек,<text:line-break/> включая койки, свернутые на ремонт</text:p>
          </table:table-cell>
          <table:table-cell table:style-name="Таблица1.A1" table:number-rows-spanned="4" office:value-type="string">
            <text:p text:style-name="P4">В том числе коек, <text:line-break/>свернутых на ремонт</text:p>
          </table:table-cell>
          <table:table-cell table:style-name="Таблица1.A1" table:number-columns-spanned="13" office:value-type="string">
            <text:p text:style-name="P3">Движение больных за истекшие сут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4" office:value-type="string">
            <text:p text:style-name="P3">На начало текущего дня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table:number-rows-spanned="3" office:value-type="string">
            <text:p text:style-name="P4">Состояло больных <text:line-break/>на начало истекших суток </text:p>
          </table:table-cell>
          <table:table-cell table:style-name="Таблица1.E2" table:number-columns-spanned="5" office:value-type="string">
            <text:p text:style-name="P3">Поступило больных (без переведенных внутри больницы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table:number-columns-spanned="2" office:value-type="string">
            <text:p text:style-name="P3">переведено больных внутри больницы </text:p>
          </table:table-cell>
          <table:covered-table-cell/>
          <table:table-cell table:style-name="Таблица1.E2" table:number-columns-spanned="4" office:value-type="string">
            <text:p text:style-name="P3">Выписано больных </text:p>
          </table:table-cell>
          <table:covered-table-cell/>
          <table:covered-table-cell/>
          <table:covered-table-cell/>
          <table:table-cell table:style-name="Таблица1.E2" table:number-rows-spanned="3" office:value-type="string">
            <text:p text:style-name="P3"><text:span text:style-name="T7">умерло</text:span> </text:p>
          </table:table-cell>
          <table:table-cell table:style-name="Таблица1.E2" table:number-rows-spanned="3" office:value-type="string">
            <text:p text:style-name="P4">состоит больных - всего </text:p>
          </table:table-cell>
          <table:table-cell table:style-name="Таблица1.E2" table:number-rows-spanned="3" office:value-type="string">
            <text:p text:style-name="P10">состоит матерей при больных детях </text:p>
          </table:table-cell>
          <table:table-cell table:style-name="Таблица1.T2" table:number-columns-spanned="2" office:value-type="string">
            <text:p text:style-name="P3">свободных мест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3" table:number-rows-spanned="2" office:value-type="string">
            <text:p text:style-name="P4">всего </text:p>
          </table:table-cell>
          <table:table-cell table:style-name="Таблица1.F3" table:number-rows-spanned="2" office:value-type="string">
            <text:p text:style-name="P4">в т.ч. из дневного стационара </text:p>
          </table:table-cell>
          <table:table-cell table:style-name="Таблица1.E2" table:number-columns-spanned="3" office:value-type="string">
            <text:p text:style-name="P3">из них (из гр. 6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3"><text:span text:style-name="T7">всего</text:span> </text:p>
          </table:table-cell>
          <table:table-cell table:style-name="Таблица1.E2" table:number-columns-spanned="3" office:value-type="string">
            <text:p text:style-name="P3">в т.ч.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4">мужских </text:p>
          </table:table-cell>
          <table:table-cell table:style-name="Таблица1.T2" table:number-rows-spanned="2" office:value-type="string">
            <text:p text:style-name="P4">женских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3">сельских жителей </text:p>
          </table:table-cell>
          <table:table-cell table:style-name="Таблица1.E2" office:value-type="string">
            <text:p text:style-name="P13">0-17 лет </text:p>
          </table:table-cell>
          <table:table-cell table:style-name="Таблица1.E2" office:value-type="string">
            <text:p text:style-name="P13">60 лет и старше </text:p>
          </table:table-cell>
          <table:table-cell table:style-name="Таблица1.E2" office:value-type="string">
            <text:p text:style-name="P13">из других отделений </text:p>
          </table:table-cell>
          <table:table-cell table:style-name="Таблица1.E2" office:value-type="string">
            <text:p text:style-name="P13">в другие отделения </text:p>
          </table:table-cell>
          <table:covered-table-cell/>
          <table:table-cell table:style-name="Таблица1.E2" office:value-type="string">
            <text:p text:style-name="P13">переведенных <text:line-break/>в другие стационары </text:p>
          </table:table-cell>
          <table:table-cell table:style-name="Таблица1.E2" office:value-type="string">
            <text:p text:style-name="P13">в круглосуточный <text:line-break/>стационар </text:p>
          </table:table-cell>
          <table:table-cell table:style-name="Таблица1.E2" office:value-type="string">
            <text:p text:style-name="P13">в дневной стационар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5">1</text:p>
          </table:table-cell>
          <table:table-cell table:style-name="Таблица1.E2" office:value-type="string">
            <text:p text:style-name="P5">2</text:p>
          </table:table-cell>
          <table:table-cell table:style-name="Таблица1.E2" office:value-type="string">
            <text:p text:style-name="P5">3</text:p>
          </table:table-cell>
          <table:table-cell table:style-name="Таблица1.E2" office:value-type="string">
            <text:p text:style-name="P5">4</text:p>
          </table:table-cell>
          <table:table-cell table:style-name="Таблица1.E2" office:value-type="string">
            <text:p text:style-name="P5">5</text:p>
          </table:table-cell>
          <table:table-cell table:style-name="Таблица1.E2" office:value-type="string">
            <text:p text:style-name="P5">6</text:p>
          </table:table-cell>
          <table:table-cell table:style-name="Таблица1.E2" office:value-type="string">
            <text:p text:style-name="P5">7</text:p>
          </table:table-cell>
          <table:table-cell table:style-name="Таблица1.E2" office:value-type="string">
            <text:p text:style-name="P5">8</text:p>
          </table:table-cell>
          <table:table-cell table:style-name="Таблица1.E2" office:value-type="string">
            <text:p text:style-name="P5">9</text:p>
          </table:table-cell>
          <table:table-cell table:style-name="Таблица1.E2" office:value-type="string">
            <text:p text:style-name="P5">10</text:p>
          </table:table-cell>
          <table:table-cell table:style-name="Таблица1.E2" office:value-type="string">
            <text:p text:style-name="P5">11</text:p>
          </table:table-cell>
          <table:table-cell table:style-name="Таблица1.E2" office:value-type="string">
            <text:p text:style-name="P5">12</text:p>
          </table:table-cell>
          <table:table-cell table:style-name="Таблица1.E2" office:value-type="string">
            <text:p text:style-name="P5">13</text:p>
          </table:table-cell>
          <table:table-cell table:style-name="Таблица1.E2" office:value-type="string">
            <text:p text:style-name="P5">14</text:p>
          </table:table-cell>
          <table:table-cell table:style-name="Таблица1.E2" office:value-type="string">
            <text:p text:style-name="P5">15</text:p>
          </table:table-cell>
          <table:table-cell table:style-name="Таблица1.E2" office:value-type="string">
            <text:p text:style-name="P5">16</text:p>
          </table:table-cell>
          <table:table-cell table:style-name="Таблица1.E2" office:value-type="string">
            <text:p text:style-name="P5">17</text:p>
          </table:table-cell>
          <table:table-cell table:style-name="Таблица1.E2" office:value-type="string">
            <text:p text:style-name="P5">18</text:p>
          </table:table-cell>
          <table:table-cell table:style-name="Таблица1.E2" office:value-type="string">
            <text:p text:style-name="P5">19</text:p>
          </table:table-cell>
          <table:table-cell table:style-name="Таблица1.E2" office:value-type="string">
            <text:p text:style-name="P5">20</text:p>
          </table:table-cell>
          <table:table-cell table:style-name="Таблица1.T2" office:value-type="string">
            <text:p text:style-name="P5">2<text:span text:style-name="T10">1</text:span></text:p>
          </table:table-cell>
        </table:table-row>
        <table:table-row>
          <table:table-cell table:style-name="Таблица1.E2" office:value-type="string">
            <text:p text:style-name="P3"><office:annotation><dc:creator>&lt;анонимный&gt;</dc:creator><dc:date>2012-08-30T13:04:22</dc:date><text:p text:style-name="P24"><text:span text:style-name="T12">do row for count in data['counts']</text:span></text:p></office:annotation><text:change-start text:change-id="ct94226656"/><text:span text:style-name="T10">getData('name.name',count)</text:span><text:change-end text:change-id="ct94226656"/></text:p>
          </table:table-cell>
          <table:table-cell table:style-name="Таблица1.E2" office:value-type="string">
            <text:p text:style-name="P3"><text:change-start text:change-id="ct80822000"/>getData('code', count)<text:change-end text:change-id="ct80822000"/></text:p>
          </table:table-cell>
          <table:table-cell table:style-name="Таблица1.E2" office:value-type="string">
            <text:p text:style-name="P3"><text:change-start text:change-id="ct94215856"/>getData('deployedBed', count)<text:change-end text:change-id="ct94215856"/></text:p>
          </table:table-cell>
          <table:table-cell table:style-name="Таблица1.E2" office:value-type="string">
            <text:p text:style-name="P3"><text:change-start text:change-id="ct80828000"/>getData('closedBed', count)<text:change-end text:change-id="ct80828000"/></text:p>
          </table:table-cell>
          <table:table-cell table:style-name="Таблица1.E2" office:value-type="string">
            <text:p text:style-name="P3"><text:change-start text:change-id="ct102159888"/>getData('movement.atBeginingLastDay', count)<text:change-end text:change-id="ct102159888"/></text:p>
          </table:table-cell>
          <table:table-cell table:style-name="Таблица1.E2" office:value-type="string">
            <text:p text:style-name="P3"><text:change-start text:change-id="ct80821616"/>getData('movement.received.summary', count)<text:change-end text:change-id="ct80821616"/></text:p>
          </table:table-cell>
          <table:table-cell table:style-name="Таблица1.E2" office:value-type="string">
            <text:p text:style-name="P3"><text:change-start text:change-id="ct80827664"/>getData('movement.received.fromDayHospital', <text:soft-page-break/>count)<text:change-end text:change-id="ct80827664"/></text:p>
          </table:table-cell>
          <table:table-cell table:style-name="Таблица1.E2" office:value-type="string">
            <text:p text:style-name="P3"><text:change-start text:change-id="ct94218464"/>getData('movement.received.including.villagers', <text:soft-page-break/>count)<text:change-end text:change-id="ct94218464"/></text:p>
          </table:table-cell>
          <table:table-cell table:style-name="Таблица1.E2" office:value-type="string">
            <text:p text:style-name="P3"><text:change-start text:change-id="ct80820256"/>getData('movement.received.including.before17age', <text:soft-page-break/>count)<text:change-end text:change-id="ct80820256"/></text:p>
          </table:table-cell>
          <table:table-cell table:style-name="Таблица1.E2" office:value-type="string">
            <text:p text:style-name="P3"><text:change-start text:change-id="ct80826976"/>getData('movement.received.including.after60age', <text:soft-page-break/>count)<text:change-end text:change-id="ct80826976"/></text:p>
          </table:table-cell>
          <table:table-cell table:style-name="Таблица1.E2" office:value-type="string">
            <text:p text:style-name="P3"><text:change-start text:change-id="ct80821328"/>getData('movement.moving.from', count)<text:change-end text:change-id="ct80821328"/></text:p>
          </table:table-cell>
          <table:table-cell table:style-name="Таблица1.E2" office:value-type="string">
            <text:p text:style-name="P3"><text:change-start text:change-id="ct91932944"/>getData('movement.moving.in', count)<text:change-end text:change-id="ct91932944"/></text:p>
          </table:table-cell>
          <table:table-cell table:style-name="Таблица1.E2" office:value-type="string">
            <text:p text:style-name="P3"><text:change-start text:change-id="ct80822736"/>getData('movement.leaved.summary', count)<text:change-end text:change-id="ct80822736"/></text:p>
          </table:table-cell>
          <table:table-cell table:style-name="Таблица1.E2" office:value-type="string">
            <text:p text:style-name="P3"><text:change-start text:change-id="ct94219056"/>getData('movement.leaved.including.toOtherHospital'<text:soft-page-break/>, count)<text:change-end text:change-id="ct94219056"/></text:p>
          </table:table-cell>
          <table:table-cell table:style-name="Таблица1.E2" office:value-type="string">
            <text:p text:style-name="P3"><text:change-start text:change-id="ct91933664"/>getData('movement.leaved.including.toHourHospital'<text:soft-page-break/>, count)<text:change-end text:change-id="ct91933664"/></text:p>
          </table:table-cell>
          <table:table-cell table:style-name="Таблица1.E2" office:value-type="string">
            <text:p text:style-name="P3"><text:change-start text:change-id="ct80817296"/>getData('movement.leaved.including.toDayHospital'<text:soft-page-break/>, count)<text:change-end text:change-id="ct80817296"/></text:p>
          </table:table-cell>
          <table:table-cell table:style-name="Таблица1.E2" office:value-type="string">
            <text:p text:style-name="P3"><text:change-start text:change-id="ct94219248"/>getData('movement.died', count)<text:change-end text:change-id="ct94219248"/></text:p>
          </table:table-cell>
          <table:table-cell table:style-name="Таблица1.E2" office:value-type="string">
            <text:p text:style-name="P3"><text:change-start text:change-id="ct80816976"/>getData('atBeginingOfDay.summary', count)<text:change-end text:change-id="ct80816976"/></text:p>
          </table:table-cell>
          <table:table-cell table:style-name="Таблица1.E2" office:value-type="string">
            <text:p text:style-name="P3"><text:change-start text:change-id="ct80820736"/>getData('atBeginingOfDay.mothers', count)<text:change-end text:change-id="ct80820736"/></text:p>
          </table:table-cell>
          <table:table-cell table:style-name="Таблица1.E2" office:value-type="string">
            <text:p text:style-name="P3"><text:change-start text:change-id="ct91934288"/>getData('atBeginingOfDay.freePlaces.male', count<text:soft-page-break/>)<text:change-end text:change-id="ct91934288"/></text:p>
          </table:table-cell>
          <table:table-cell table:style-name="Таблица1.T2" office:value-type="string">
            <text:p text:style-name="P3"><text:change-start text:change-id="ct80821072"/>getData('atBeginingOfDay.freePlaces.female', count<text:soft-page-break/>)<text:change-end text:change-id="ct80821072"/></text:p>
          </table:table-cell>
        </table:table-row>
      </table:table>
      <text:p text:style-name="P17"/>
      <text:p text:style-name="P17"/>
      <text:p text:style-name="P23">оборотная сторона ф. № 007/у</text:p>
      <text:p text:style-name="P18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5">Фамилия, и., о. поступивших</text:p>
          </table:table-cell>
          <table:table-cell table:style-name="Таблица2.A1" table:number-rows-spanned="2" office:value-type="string">
            <text:p text:style-name="P5">Фамилия, и., о., поступивших из круглосуточного стационара</text:p>
          </table:table-cell>
          <table:table-cell table:style-name="Таблица2.A1" table:number-rows-spanned="2" office:value-type="string">
            <text:p text:style-name="P5">Фамилия, и., о. выписанных</text:p>
          </table:table-cell>
          <table:table-cell table:style-name="Таблица2.A1" table:number-columns-spanned="2" office:value-type="string">
            <text:p text:style-name="P5">Фамилия, и., о. переведенных</text:p>
          </table:table-cell>
          <table:covered-table-cell/>
          <table:table-cell table:style-name="Таблица2.A1" table:number-rows-spanned="2" office:value-type="string">
            <text:p text:style-name="P5">Фамилия, и., о. умерших</text:p>
          </table:table-cell>
          <table:table-cell table:style-name="Таблица2.G1" table:number-rows-spanned="2" office:value-type="string">
            <text:p text:style-name="P5">Фамилия, и., о. больных, находящихся во временном отпуску*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5">в другие отделения данной больницы</text:p>
          </table:table-cell>
          <table:table-cell table:style-name="Таблица2.D2" office:value-type="string">
            <text:p text:style-name="P5">в другие стационары</text:p>
          </table:table-cell>
          <table:covered-table-cell/>
          <table:covered-table-cell/>
        </table:table-row>
        <table:table-row>
          <table:table-cell table:style-name="Таблица2.A3" office:value-type="float" office:value="1">
            <text:p text:style-name="P5">1</text:p>
          </table:table-cell>
          <table:table-cell table:style-name="Таблица2.A3" office:value-type="float" office:value="2">
            <text:p text:style-name="P5">2</text:p>
          </table:table-cell>
          <table:table-cell table:style-name="Таблица2.A3" office:value-type="float" office:value="3">
            <text:p text:style-name="P5">3</text:p>
          </table:table-cell>
          <table:table-cell table:style-name="Таблица2.A3" office:value-type="float" office:value="4">
            <text:p text:style-name="P5">4</text:p>
          </table:table-cell>
          <table:table-cell table:style-name="Таблица2.A3" office:value-type="float" office:value="5">
            <text:p text:style-name="P5">5</text:p>
          </table:table-cell>
          <table:table-cell table:style-name="Таблица2.A3" office:value-type="float" office:value="6">
            <text:p text:style-name="P5">6</text:p>
          </table:table-cell>
          <table:table-cell table:style-name="Таблица2.G3" office:value-type="float" office:value="7">
            <text:p text:style-name="P5">7</text:p>
          </table:table-cell>
        </table:table-row>
        <table:table-row>
          <table:table-cell table:style-name="Таблица2.D2" office:value-type="string">
            <text:p text:style-name="P7"><text:span text:style-name="T1"> </text:span><text:span text:style-name="T1"><office:annotation><dc:creator>&lt;анонимный&gt;</dc:creator><dc:date>2013-02-20T12:35:16</dc:date><text:p text:style-name="P24"><text:span text:style-name="T15">do text <text:s/>for column_1 in data['patients']['received']</text:span></text:p></office:annotation></text:span><text:change-start text:change-id="ct102064672"/><text:span text:style-name="T6">getData('patient.raw', column_1)</text:span><text:change-end text:change-id="ct102064672"/><text:span text:style-name="T1"> <text:line-break/> </text:span><text:change-start text:change-id="ct80839696"/><text:span text:style-name="T3">getData('patientInfo',</text:span><text:span text:style-name="T1"> column_1)</text:span><text:change-end text:change-id="ct80839696"/><text:span text:style-name="T1"><text:line-break/></text:span></text:p>
          </table:table-cell>
          <table:table-cell table:style-name="Таблица2.D2" office:value-type="string">
            <text:p text:style-name="P2"> <office:annotation><dc:creator>&lt;анонимный&gt;</dc:creator><dc:date>2013-02-20T13:25:44</dc:date><text:p text:style-name="P24"><text:span text:style-name="T13">do text for column_2 in data['patients']['receivedFromHourHospital'] </text:span></text:p></office:annotation><text:change-start text:change-id="ct102087552"/>getData('patient.raw', column_2)<text:change-end text:change-id="ct102087552"/> <text:line-break/> <text:change-start text:change-id="ct102080688"/>getData('<text:span text:style-name="T10">patientInfo</text:span>', column_2)<text:change-end text:change-id="ct102080688"/>)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3:33:07</dc:date><text:p text:style-name="P24"><text:span text:style-name="T13">do text for column_3 in </text:span><text:span text:style-name="T14">data['patients']['leaved']</text:span></text:p></office:annotation><text:change-start text:change-id="ct80732480"/>getData('patient.raw', column_3)<text:change-end text:change-id="ct80732480"/> <text:line-break/> <text:change-start text:change-id="ct102066016"/><text:span text:style-name="T10">getData('patientInfo',</text:span> column_3)<text:change-end text:change-id="ct102066016"/>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5:05:11</dc:date><text:p text:style-name="P24"><text:span text:style-name="T13">do text for column_4 in data['patients']['moving']['toDepartment']</text:span></text:p></office:annotation><text:change-start text:change-id="ct102081072"/>getData('patient.raw', column_4)<text:change-end text:change-id="ct102081072"/> <text:line-break/> <text:change-start text:change-id="ct102065296"/><text:span text:style-name="T10">getData('patientInfo',</text:span> column_4)<text:change-end text:change-id="ct102065296"/>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5:53:03</dc:date><text:p text:style-name="P24"><text:span text:style-name="T13">do text for column_5 in data['patients']['moving']['toHospital']</text:span></text:p></office:annotation><text:change-start text:change-id="ct102086192"/>getData('patient.raw', column_5)<text:change-end text:change-id="ct102086192"/> <text:line-break/> <text:change-start text:change-id="ct102081616"/><text:span text:style-name="T10">getData('patientInfo',</text:span> column_5)<text:change-end text:change-id="ct102081616"/><text:line-break/></text:p>
          </table:table-cell>
          <table:table-cell table:style-name="Таблица2.D2" office:value-type="string">
            <text:p text:style-name="P2"> <office:annotation><dc:creator>&lt;анонимный&gt;</dc:creator><dc:date>2013-02-20T15:54:32</dc:date><text:p text:style-name="P24"><text:span text:style-name="T13">do text for column_6 in data['patients']['died']</text:span></text:p></office:annotation><text:change-start text:change-id="ct94224384"/>getData('patient.raw', column_6)<text:change-end text:change-id="ct94224384"/> <text:line-break/> <text:change-start text:change-id="ct102086992"/><text:span text:style-name="T10">getData('patientInfo',</text:span> column_6)<text:change-end text:change-id="ct102086992"/><text:line-break/></text:p>
          </table:table-cell>
          <table:table-cell table:style-name="Таблица2.G4" office:value-type="string">
            <text:p text:style-name="P2"/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Пустой_20_колонтитул" style:display-name="Пустой колонтитул" style:family="paragraph" style:parent-style-name="Footer" style:next-style-name="Footer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officeooo:paragraph-rsid="00116ea4" style:font-size-asian="10pt" style:font-size-complex="10pt"/>
    </style:style>
    <style:style style:name="MP2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MT1" style:family="text">
      <style:text-properties officeooo:rsid="00116ea4"/>
    </style:style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колонтитулов" style:display-name="Без колонтитулов" style:page-layout-name="Mpm2" style:next-style-name="Standard">
      <style:footer>
        <text:p text:style-name="MP1">Подпись старшей медицинской сестры: ____________________________</text:p>
        <text:p text:style-name="MP1">Подпись <text:span text:style-name="MT1">заведующего отделением</text:span>: ____________________________</text:p>
      </style:footer>
    </style:master-page>
    <style:master-page style:name="First_20_Page" style:display-name="First Page" style:page-layout-name="Mpm3" style:next-style-name="Standard"/>
    <style:master-page style:name="Landscape" style:page-layout-name="Mpm4"/>
    <style:master-page style:name="Таблица" style:page-layout-name="Mpm5">
      <style:footer>
        <text:p text:style-name="MP2">Подпись старшей медицинской сестры: ____________________________</text:p>
        <text:p text:style-name="MP1">Подпись <text:span text:style-name="MT1">заведующего отделением</text:span>: ____________________________</text:p>
      </style:footer>
    </style:master-page>
    <style:master-page style:name="Footnote" style:page-layout-name="Mpm6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3-12-19T11:03:11</dc:date>
    <meta:editing-duration>P3DT8H24M30S</meta:editing-duration>
    <meta:editing-cycles>158</meta:editing-cycles>
    <meta:generator>LibreOffice/3.6$Linux_X86_64 LibreOffice_project/360m1$Build-2</meta:generator>
    <dc:creator>alex </dc:creator>
    <meta:document-statistic meta:table-count="3" meta:image-count="0" meta:object-count="0" meta:page-count="3" meta:paragraph-count="108" meta:word-count="306" meta:character-count="2968" meta:non-whitespace-character-count="2716"/>
  </office:meta>
</office:document-meta>
</file>